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2" style:family="paragraph" style:parent-style-name="Standard">
      <style:text-properties style:font-name="FreeSans1" officeooo:rsid="0007a16d" officeooo:paragraph-rsid="0007a16d"/>
    </style:style>
    <style:style style:name="P3" style:family="paragraph" style:parent-style-name="Standard">
      <style:paragraph-properties fo:line-height="4.2cm"/>
      <style:text-properties style:font-name="FreeSans1" officeooo:rsid="0015d803" officeooo:paragraph-rsid="00273d48"/>
    </style:style>
    <style:style style:name="P4" style:family="paragraph" style:parent-style-name="Standard">
      <style:paragraph-properties fo:line-height="1.75cm"/>
      <style:text-properties style:font-name="FreeSans1" officeooo:rsid="0015d803" officeooo:paragraph-rsid="00273d48"/>
    </style:style>
    <style:style style:name="P5" style:family="paragraph" style:parent-style-name="Standard">
      <style:text-properties style:font-name="FreeSans1" officeooo:rsid="002ad1fc" officeooo:paragraph-rsid="002d12a2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BetecknaLowerCase1" officeooo:rsid="001290e9" officeooo:paragraph-rsid="002db2eb"/>
    </style:style>
    <style:style style:name="P9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2db2eb"/>
    </style:style>
    <style:style style:name="P10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2eb343" style:font-size-asian="6pt" style:font-size-complex="6pt"/>
    </style:style>
    <style:style style:name="P11" style:family="paragraph">
      <style:text-properties style:font-name="BetecknaLowerCase1" fo:font-size="96pt" style:font-size-asian="96pt" style:font-size-complex="96pt"/>
    </style:style>
    <style:style style:name="P12" style:family="paragraph">
      <style:text-properties style:font-name="FreeSans1"/>
    </style:style>
    <style:style style:name="P13" style:family="paragraph">
      <style:paragraph-properties fo:text-align="center"/>
    </style:style>
    <style:style style:name="P14" style:family="paragraph">
      <style:text-properties style:font-name="FreeSans1" fo:font-size="12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fo:font-size="12pt" officeooo:rsid="001a7abf" style:font-name-asian="FreeSans" style:font-size-asian="12pt" style:font-name-complex="FreeSans" style:font-size-complex="12pt"/>
    </style:style>
    <style:style style:name="T4" style:family="text">
      <style:text-properties style:font-name="FreeSans" fo:font-size="12pt" officeooo:rsid="002d12a2" style:font-name-asian="FreeSans" style:font-size-asian="12pt" style:font-name-complex="FreeSans" style:font-size-complex="12pt"/>
    </style:style>
    <style:style style:name="T5" style:family="text">
      <style:text-properties style:font-name-asian="Droid Sans Fallback" style:font-name-complex="FreeSans2"/>
    </style:style>
    <style:style style:name="T6" style:family="text">
      <style:text-properties officeooo:rsid="001a7abf" style:font-name-asian="Droid Sans Fallback" style:font-name-complex="FreeSans2"/>
    </style:style>
    <style:style style:name="T7" style:family="text">
      <style:text-properties officeooo:rsid="0015d803" style:font-name-asian="Droid Sans Fallback" style:font-name-complex="FreeSans2"/>
    </style:style>
    <style:style style:name="T8" style:family="text">
      <style:text-properties officeooo:rsid="002b7752" style:font-name-asian="Droid Sans Fallback" style:font-name-complex="FreeSans2"/>
    </style:style>
    <style:style style:name="T9" style:family="text">
      <style:text-properties fo:font-size="48pt" officeooo:rsid="00273d48" style:font-size-asian="48pt" style:font-size-complex="48pt"/>
    </style:style>
    <style:style style:name="T10" style:family="text">
      <style:text-properties officeooo:rsid="0015d803"/>
    </style:style>
    <style:style style:name="T11" style:family="text">
      <style:text-properties officeooo:rsid="00273d48"/>
    </style:style>
    <style:style style:name="T12" style:family="text">
      <style:text-properties fo:font-size="12pt" officeooo:rsid="001a7abf" style:font-name-asian="Droid Sans Fallback" style:font-size-asian="12pt" style:font-name-complex="FreeSans2" style:font-size-complex="12pt"/>
    </style:style>
    <style:style style:name="T13" style:family="text">
      <style:text-properties fo:font-size="4pt" officeooo:rsid="00273d48" style:font-size-asian="4pt" style:font-size-complex="4pt"/>
    </style:style>
    <style:style style:name="T14" style:family="text">
      <style:text-properties officeooo:rsid="001f5956"/>
    </style:style>
    <style:style style:name="T15" style:family="text">
      <style:text-properties style:font-name="BetecknaLowerCase1" fo:font-size="96pt" style:font-size-asian="96pt" style:font-size-complex="96pt"/>
    </style:style>
    <style:style style:name="T16" style:family="text">
      <style:text-properties style:font-name="FreeSans1"/>
    </style:style>
    <style:style style:name="T17" style:family="text">
      <style:text-properties style:font-name="FreeSans1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="Linienspitzen_20_1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start-width="0.427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8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" svg:width="3.64cm" svg:height="6.111cm" svg:x="15.046cm" svg:y="1.579cm">
        <draw:text-box>
          <text:p><text:span text:style-name="T15">E</text:span></text:p>
        </draw:text-box>
      </draw:frame>
      <draw:frame text:anchor-type="page" text:anchor-page-number="1" draw:z-index="1" draw:style-name="gr2" draw:text-style-name="P12" svg:width="0.237cm" svg:height="0.579cm" svg:x="16.81cm" svg:y="4.106cm">
        <draw:text-box>
          <text:p><text:span text:style-name="T16">3</text:span></text:p>
        </draw:text-box>
      </draw:frame>
      <draw:line text:anchor-type="page" text:anchor-page-number="1" draw:z-index="2" draw:style-name="gr3" draw:text-style-name="P13" svg:x1="15.995cm" svg:y1="6.3cm" svg:x2="17.556cm" svg:y2="6.3cm">
        <text:p/>
      </draw:line>
      <draw:line text:anchor-type="page" text:anchor-page-number="1" draw:z-index="3" draw:style-name="gr4" draw:text-style-name="P13" svg:x1="17.48cm" svg:y1="4.107cm" svg:x2="16.646cm" svg:y2="4.107cm">
        <text:p/>
      </draw:line>
      <draw:line text:anchor-type="page" text:anchor-page-number="1" draw:z-index="4" draw:style-name="gr5" draw:text-style-name="P13" svg:x1="15.993cm" svg:y1="3.649cm" svg:x2="15.993cm" svg:y2="6.298cm">
        <text:p/>
      </draw:line>
      <draw:frame text:anchor-type="page" text:anchor-page-number="1" draw:z-index="5" draw:style-name="gr2" draw:text-style-name="P12" svg:width="0.237cm" svg:height="0.579cm" svg:x="15.459cm" svg:y="4.279cm">
        <draw:text-box>
          <text:p><text:span text:style-name="T16">1</text:span></text:p>
        </draw:text-box>
      </draw:frame>
      <draw:line text:anchor-type="page" text:anchor-page-number="1" draw:z-index="6" draw:style-name="gr4" draw:text-style-name="P13" svg:x1="17.48cm" svg:y1="5.06cm" svg:x2="16.646cm" svg:y2="5.06cm">
        <text:p/>
      </draw:line>
      <draw:frame text:anchor-type="page" text:anchor-page-number="1" draw:z-index="7" draw:style-name="gr6" draw:text-style-name="P14" svg:width="0.237cm" svg:height="0.511cm" svg:x="16.812cm" svg:y="5.135cm">
        <draw:text-box>
          <text:p><text:span text:style-name="T17">2</text:span></text:p>
        </draw:text-box>
      </draw:frame>
      <text:p text:style-name="P6">LATIN CAPITAL LETTER <text:span text:style-name="T11">E</text:span></text:p>
      <text:p text:style-name="P7">Das große <text:span text:style-name="T11">E</text:span></text:p>
      <text:p text:style-name="P2"/>
      <text:p text:style-name="P5">Erlaubnis<text:span text:style-name="T10"> </text:span><text:span text:style-name="T2">•</text:span><text:span text:style-name="T6"> </text:span><text:span text:style-name="T5">Essen</text:span><text:span text:style-name="T7"> </text:span><text:span text:style-name="T2">•</text:span><text:span text:style-name="T6"> </text:span><text:span text:style-name="T8">Eis</text:span><text:span text:style-name="T7"> </text:span><text:span text:style-name="T2">•</text:span><text:span text:style-name="T6"> </text:span><text:span text:style-name="T8">Ergebnis</text:span><text:span text:style-name="T12"> </text:span><text:span text:style-name="T3">• </text:span><text:span text:style-name="T4">Entschuldigung</text:span></text:p>
      <text:p text:style-name="P3"><text:span text:style-name="Outline_5f_very_5f_large"><text:span text:style-name="T11">EEEEEEE</text:span></text:span></text:p>
      <text:p text:style-name="P4"><text:span text:style-name="Outline_5f_large"><text:span text:style-name="T9">EEEEEEEEEEEEEEEEEEEE</text:span></text:span></text:p>
      <text:p text:style-name="P8"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/text:p>
      <text:p text:style-name="P9"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/text:p>
      <text:p text:style-name="P9"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/text:p>
      <text:p text:style-name="P8"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/text:p>
      <text:p text:style-name="P8"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/text:p>
      <text:p text:style-name="P8"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/text:p>
      <text:p text:style-name="P8"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/text:p>
      <text:p text:style-name="P8"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/text:p>
      <text:p text:style-name="P8"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/text:p>
      <text:p text:style-name="P8"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/text:p>
      <text:p text:style-name="P8"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/text:p>
      <text:p text:style-name="P8"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/text:p>
      <text:p text:style-name="P8"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text:span text:style-name="Outline"><text:span text:style-name="T13"> </text:span></text:span><text:span text:style-name="Outline"><text:span text:style-name="T11">E</text:span></text:span></text:p>
      <text:p text:style-name="P8"><draw:line text:anchor-type="paragraph" draw:z-index="8" draw:style-name="gr7" draw:text-style-name="P13" svg:x1="0cm" svg:y1="0.319cm" svg:x2="17cm" svg:y2="0.319cm"><text:p/></draw:line><draw:line text:anchor-type="paragraph" draw:z-index="9" draw:style-name="gr7" draw:text-style-name="P13" svg:x1="0cm" svg:y1="0.72cm" svg:x2="17cm" svg:y2="0.72cm"><text:p/></draw:line><draw:line text:anchor-type="paragraph" draw:z-index="10" draw:style-name="gr7" draw:text-style-name="P13" svg:x1="0cm" svg:y1="0.921cm" svg:x2="17cm" svg:y2="0.921cm"><text:p/></draw:line><draw:line text:anchor-type="paragraph" draw:z-index="11" draw:style-name="gr7" draw:text-style-name="P13" svg:x1="0cm" svg:y1="0.52cm" svg:x2="17cm" svg:y2="0.52cm"><text:p/></draw:line><text:span text:style-name="Outline"><text:span text:style-name="T11">E</text:span></text:span></text:p>
      <text:p text:style-name="P8"><draw:line text:anchor-type="paragraph" draw:z-index="12" draw:style-name="gr7" draw:text-style-name="P13" svg:x1="0cm" svg:y1="0.319cm" svg:x2="17cm" svg:y2="0.319cm"><text:p/></draw:line><draw:line text:anchor-type="paragraph" draw:z-index="13" draw:style-name="gr7" draw:text-style-name="P13" svg:x1="0cm" svg:y1="0.921cm" svg:x2="17cm" svg:y2="0.921cm"><text:p/></draw:line><text:span text:style-name="Outline"><text:span text:style-name="T11">E</text:span></text:span></text:p>
      <text:p text:style-name="P1"/>
      <text:p text:style-name="P1"/>
      <text:p text:style-name="P1"/>
      <text:p text:style-name="P1"/>
      <text:p text:style-name="P10"><text:span text:style-name="T1">©</text:span> Copyright 2016 Stephan Kreutzer, <text:span text:style-name="T14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1:07:26.594418486</dc:date>
    <dc:creator>Stephan Kreutzer</dc:creator>
    <meta:editing-duration>PT1H29M22S</meta:editing-duration>
    <meta:editing-cycles>44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18" meta:character-count="1229" meta:non-whitespace-character-count="732"/>
  </office:meta>
</office:document-meta>
</file>